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Bibliography</text:h>
      <text:p text:style-name="Text_20_body">Bolter, Jay David. (2001). <text:span text:style-name="T1">Writing</text:span><text:span text:style-name="T2"> </text:span><text:span text:style-name="T3">Space:</text:span><text:span text:style-name="T4"> </text:span><text:span text:style-name="T5">Computers,</text:span><text:span text:style-name="T6"> </text:span><text:span text:style-name="T7">hypertext,</text:span><text:span text:style-name="T8"> </text:span><text:span text:style-name="T9">and</text:span><text:span text:style-name="T10"> </text:span><text:span text:style-name="T11">the</text:span><text:span text:style-name="T12"> </text:span><text:span text:style-name="T13">remediation</text:span><text:span text:style-name="T14"> </text:span><text:span text:style-name="T15">of</text:span><text:span text:style-name="T16"> </text:span><text:span text:style-name="T17">print</text:span>. New York: Routledge. Print.</text:p>
      <text:p text:style-name="Text_20_body">Bolter, Jay David and Richard A. Grusin. (1996). "Remediation". <text:span text:style-name="T18">Configurations</text:span> 4:3. PDF.</text:p>
      <text:p text:style-name="Text_20_body">Bringhurst, Robert. (2008). <text:span text:style-name="T19">The</text:span><text:span text:style-name="T20"> </text:span><text:span text:style-name="T21">Elements</text:span><text:span text:style-name="T22"> </text:span><text:span text:style-name="T23">of</text:span><text:span text:style-name="T24"> </text:span><text:span text:style-name="T25">Typographic</text:span><text:span text:style-name="T26"> </text:span><text:span text:style-name="T27">Style,</text:span><text:span text:style-name="T28"> </text:span><text:span text:style-name="T29">version</text:span><text:span text:style-name="T30"> </text:span><text:span text:style-name="T31">3</text:span><text:span text:style-name="T32">.</text:span><text:span text:style-name="T33">2</text:span>. Vancouver: Hartley &amp; Marks. Print.</text:p>
      <text:p text:style-name="Text_20_body">Brooks, Frederick. (1975). <text:span text:style-name="T34">The</text:span><text:span text:style-name="T35"> </text:span><text:span text:style-name="T36">Mythical</text:span><text:span text:style-name="T37"> </text:span><text:span text:style-name="T38">Man</text:span><text:span text:style-name="T39">-</text:span><text:span text:style-name="T40">Month:</text:span><text:span text:style-name="T41"> </text:span><text:span text:style-name="T42">Essays</text:span><text:span text:style-name="T43"> </text:span><text:span text:style-name="T44">on</text:span><text:span text:style-name="T45"> </text:span><text:span text:style-name="T46">software</text:span><text:span text:style-name="T47"> </text:span><text:span text:style-name="T48">engineering</text:span>. Massachusetts: Addison-Wesley. PDF.</text:p>
      <text:p text:style-name="Text_20_body">Cramer, Florian. (2001). "Digital Code and Literary Text". <text:span text:style-name="T49">netzlituratur</text:span>. Web. &lt;<text:a xlink:type="simple" xlink:href="http://www.netzliteratur.net/cramer/digital_code_and_literary_text.html" office:name=""><text:span text:style-name="Definition">http://www.netzliteratur.net/cramer/digital_code_and_literary_text.html</text:span></text:a>&gt; (last accessed 5 June 2010).</text:p>
      <text:p text:style-name="Text_20_body">Cramer, Florian and Matthew Fuller. (2008). "Interface." In <text:span text:style-name="T50">Software</text:span><text:span text:style-name="T51"> </text:span><text:span text:style-name="T52">Studies:</text:span><text:span text:style-name="T53"> </text:span><text:span text:style-name="T54">a</text:span><text:span text:style-name="T55"> </text:span><text:span text:style-name="T56">lexicon</text:span>, edited by Matthew Fuller. MIT Press: Cambridge.</text:p>
      <text:p text:style-name="Text_20_body">Fuller, Matthew. "It looks like you're trying to write a letter: Microsoft Word". 2000. Web. &lt;<text:a xlink:type="simple" xlink:href="http://www.nettime.org/Lists-Archives/nettime-l-0009/msg00040.html" office:name=""><text:span text:style-name="Definition">http://www.nettime.org/Lists-Archives/nettime-l-0009/msg00040.html</text:span></text:a>&gt; (last accessed 5 June 2010).</text:p>
      <text:p text:style-name="Text_20_body">Galloway, Alexander. (2010). "Interface". Presented at <text:span text:style-name="T57">A</text:span><text:span text:style-name="T58"> </text:span><text:span text:style-name="T59">wedge</text:span><text:span text:style-name="T60"> </text:span><text:span text:style-name="T61">between</text:span><text:span text:style-name="T62"> </text:span><text:span text:style-name="T63">public</text:span><text:span text:style-name="T64"> </text:span><text:span text:style-name="T65">and</text:span><text:span text:style-name="T66"> </text:span><text:span text:style-name="T67">private</text:span><text:span text:style-name="T68"> </text:span><text:span text:style-name="T69">conference</text:span> on 22 April 2010, Amsterdam.</text:p>
      <text:p text:style-name="Text_20_body">Gitelman, Lisa. (2008). <text:span text:style-name="T70">Always</text:span><text:span text:style-name="T71"> </text:span><text:span text:style-name="T72">Already</text:span><text:span text:style-name="T73"> </text:span><text:span text:style-name="T74">New:</text:span><text:span text:style-name="T75"> </text:span><text:span text:style-name="T76">Media,</text:span><text:span text:style-name="T77"> </text:span><text:span text:style-name="T78">history,</text:span><text:span text:style-name="T79"> </text:span><text:span text:style-name="T80">and</text:span><text:span text:style-name="T81"> </text:span><text:span text:style-name="T82">the</text:span><text:span text:style-name="T83"> </text:span><text:span text:style-name="T84">data</text:span><text:span text:style-name="T85"> </text:span><text:span text:style-name="T86">of</text:span><text:span text:style-name="T87"> </text:span><text:span text:style-name="T88">culture</text:span>. Cambridge: MIT Press. Print.</text:p>
      <text:p text:style-name="Text_20_body">Hagen, Hans. (2009). <text:span text:style-name="T89">The</text:span><text:span text:style-name="T90"> </text:span><text:span text:style-name="T91">history</text:span><text:span text:style-name="T92"> </text:span><text:span text:style-name="T93">of</text:span><text:span text:style-name="T94"> </text:span><text:span text:style-name="T95">luaTeX</text:span>. Netherlands: Pragma ADE. Web. &lt;<text:a xlink:type="simple" xlink:href="http://www.pragma-ade.com/general/manuals/mk.pdf" office:name=""><text:span text:style-name="Definition">http://www.pragma-ade.com/general/manuals/mk.pdf</text:span></text:a>&gt; (last accessed 5 June 2010).</text:p>
      <text:p text:style-name="Text_20_body">Hayles, N. Katherine. (2004) "Print is Flat, Code is Deep: The Importance of Media Specific Analysis". <text:span text:style-name="T96">Poetics</text:span><text:span text:style-name="T97"> </text:span><text:span text:style-name="T98">Today</text:span> 25:1. PDF.</text:p>
      <text:p text:style-name="Text_20_body">Hayles, N. Katherine. (2008). <text:span text:style-name="T99">Electronic</text:span><text:span text:style-name="T100"> </text:span><text:span text:style-name="T101">Literature:</text:span><text:span text:style-name="T102"> </text:span><text:span text:style-name="T103">new</text:span><text:span text:style-name="T104"> </text:span><text:span text:style-name="T105">horizons</text:span><text:span text:style-name="T106"> </text:span><text:span text:style-name="T107">for</text:span><text:span text:style-name="T108"> </text:span><text:span text:style-name="T109">the</text:span><text:span text:style-name="T110"> </text:span><text:span text:style-name="T111">literary</text:span>. Notre Dame: University of Notre Dame. Print.</text:p>
      <text:p text:style-name="Text_20_body">Kinross, Robin. (2004). <text:span text:style-name="T112">Modern</text:span><text:span text:style-name="T113"> </text:span><text:span text:style-name="T114">typography:</text:span><text:span text:style-name="T115"> </text:span><text:span text:style-name="T116">an</text:span><text:span text:style-name="T117"> </text:span><text:span text:style-name="T118">essay</text:span><text:span text:style-name="T119"> </text:span><text:span text:style-name="T120">in</text:span><text:span text:style-name="T121"> </text:span><text:span text:style-name="T122">critical</text:span><text:span text:style-name="T123"> </text:span><text:span text:style-name="T124">history</text:span>. London: Hyphen Press. Print.</text:p>
      <text:p text:style-name="Text_20_body">Knuth, Donald. (1984). <text:span text:style-name="T125">The</text:span><text:span text:style-name="T126"> </text:span><text:span text:style-name="T127">TeXBook</text:span>. Massachusetts: Addison-Wesley. Print.</text:p>
      <text:p text:style-name="Text_20_body">Knuth, Donald. (1999). <text:span text:style-name="T128">Digital</text:span><text:span text:style-name="T129"> </text:span><text:span text:style-name="T130">Typography</text:span>. Stanford: CSLI. Print.</text:p>
      <text:p text:style-name="Text_20_body">Manovich, Lev. (2001). <text:span text:style-name="T131">The</text:span><text:span text:style-name="T132"> </text:span><text:span text:style-name="T133">Language</text:span><text:span text:style-name="T134"> </text:span><text:span text:style-name="T135">of</text:span><text:span text:style-name="T136"> </text:span><text:span text:style-name="T137">New</text:span><text:span text:style-name="T138"> </text:span><text:span text:style-name="T139">Media</text:span>. MIT Press: Cambridge. Print.</text:p>
      <text:p text:style-name="Text_20_body">Rosenberg, Scott. (2008). <text:span text:style-name="T140">Dreaming</text:span><text:span text:style-name="T141"> </text:span><text:span text:style-name="T142">in</text:span><text:span text:style-name="T143"> </text:span><text:span text:style-name="T144">Code</text:span>. New York: Three Rivers Press. Print.</text:p>
      <text:p text:style-name="Text_20_body">Simondon, Gilbert. (2009). "The Position of the Problem of Ontogenesis". Gregor Flanders, trans. <text:span text:style-name="T145">Parrhesia</text:span> 7. Web. &lt;<text:a xlink:type="simple" xlink:href="http://www.parrhesiajournal.org/parrhesia07/parrhesia07_simondon1.pdf" office:name=""><text:span text:style-name="Definition">http://www.parrhesiajournal.org/parrhesia07/parrhesia07_simondon1.pdf</text:span></text:a>&gt; (last accessed 5 June 2010).</text:p>
      <text:p text:style-name="Text_20_body">Snelting, Femke. (2009). "The Making of". <text:span text:style-name="T146">Tracks</text:span><text:span text:style-name="T147"> </text:span><text:span text:style-name="T148">in</text:span><text:span text:style-name="T149"> </text:span><text:span text:style-name="T150">electr(on)ic</text:span><text:span text:style-name="T151"> </text:span><text:span text:style-name="T152">fields</text:span>. Brussels: Constant. Web. <text:a xlink:type="simple" xlink:href="http://ospublish.constantvzw.org/wp-content/uploads/makingof.pdf" office:name=""><text:span text:style-name="Definition"><text:span text:style-name="Teletype">http://ospublish.constantvzw.org/wp-content/uploads/makingof.pdf</text:span></text:span></text:a> (last accessed 5 June 201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/>
    <dc:title/>
    <dc:subject/>
    <meta:creation-date/>
    <dc:date/>
    <meta:editing-cycles/>
    <meta:editing-duration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